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68.49pt"/>
    </style:style>
    <style:style style:name="co5" style:family="table-column">
      <style:table-column-properties fo:break-before="auto" style:column-width="233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_after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tHistory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ostTypeId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389364" calcext:value-type="float">
            <text:p>389364</text:p>
          </table:table-cell>
          <table:table-cell office:value-type="float" office:value="249979" calcext:value-type="float">
            <text:p>249979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]=1; &quot;q&quot;; &quot;a&quot;); &quot;/&quot;; [.B2]))" office:value-type="string" office:string-value="https://stackoverflow.com/q/249979" calcext:value-type="string">
            <text:p>https://stackoverflow.com/q/249979</text:p>
          </table:table-cell>
          <table:table-cell/>
        </table:table-row>
        <table:table-row table:style-name="ro1">
          <table:table-cell office:value-type="float" office:value="5320236" calcext:value-type="float">
            <text:p>5320236</text:p>
          </table:table-cell>
          <table:table-cell office:value-type="float" office:value="2599432" calcext:value-type="float">
            <text:p>2599432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3]=1; &quot;q&quot;; &quot;a&quot;); &quot;/&quot;; [.B3]))" office:value-type="string" office:string-value="https://stackoverflow.com/a/2599432" calcext:value-type="string">
            <text:p>https://stackoverflow.com/a/2599432</text:p>
          </table:table-cell>
          <table:table-cell/>
        </table:table-row>
        <table:table-row table:style-name="ro1">
          <table:table-cell office:value-type="float" office:value="8745246" calcext:value-type="float">
            <text:p>8745246</text:p>
          </table:table-cell>
          <table:table-cell office:value-type="float" office:value="4153846" calcext:value-type="float">
            <text:p>415384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4]=1; &quot;q&quot;; &quot;a&quot;); &quot;/&quot;; [.B4]))" office:value-type="string" office:string-value="https://stackoverflow.com/q/4153846" calcext:value-type="string">
            <text:p>https://stackoverflow.com/q/4153846</text:p>
          </table:table-cell>
          <table:table-cell/>
        </table:table-row>
        <table:table-row table:style-name="ro1">
          <table:table-cell office:value-type="float" office:value="10447131" calcext:value-type="float">
            <text:p>10447131</text:p>
          </table:table-cell>
          <table:table-cell office:value-type="float" office:value="4922728" calcext:value-type="float">
            <text:p>4922728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5]=1; &quot;q&quot;; &quot;a&quot;); &quot;/&quot;; [.B5]))" office:value-type="string" office:string-value="https://stackoverflow.com/a/4922728" calcext:value-type="string">
            <text:p>https://stackoverflow.com/a/4922728</text:p>
          </table:table-cell>
          <table:table-cell/>
        </table:table-row>
        <table:table-row table:style-name="ro1">
          <table:table-cell office:value-type="float" office:value="10823909" calcext:value-type="float">
            <text:p>10823909</text:p>
          </table:table-cell>
          <table:table-cell office:value-type="float" office:value="5087275" calcext:value-type="float">
            <text:p>508727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6]=1; &quot;q&quot;; &quot;a&quot;); &quot;/&quot;; [.B6]))" office:value-type="string" office:string-value="https://stackoverflow.com/q/5087275" calcext:value-type="string">
            <text:p>https://stackoverflow.com/q/5087275</text:p>
          </table:table-cell>
          <table:table-cell/>
        </table:table-row>
        <table:table-row table:style-name="ro1">
          <table:table-cell office:value-type="float" office:value="23213827" calcext:value-type="float">
            <text:p>23213827</text:p>
          </table:table-cell>
          <table:table-cell office:value-type="float" office:value="10128420" calcext:value-type="float">
            <text:p>1012842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7]=1; &quot;q&quot;; &quot;a&quot;); &quot;/&quot;; [.B7]))" office:value-type="string" office:string-value="https://stackoverflow.com/a/10128420" calcext:value-type="string">
            <text:p>https://stackoverflow.com/a/10128420</text:p>
          </table:table-cell>
          <table:table-cell/>
        </table:table-row>
        <table:table-row table:style-name="ro1">
          <table:table-cell office:value-type="float" office:value="26918896" calcext:value-type="float">
            <text:p>26918896</text:p>
          </table:table-cell>
          <table:table-cell office:value-type="float" office:value="11532881" calcext:value-type="float">
            <text:p>11532881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8]=1; &quot;q&quot;; &quot;a&quot;); &quot;/&quot;; [.B8]))" office:value-type="string" office:string-value="https://stackoverflow.com/a/11532881" calcext:value-type="string">
            <text:p>https://stackoverflow.com/a/11532881</text:p>
          </table:table-cell>
          <table:table-cell/>
        </table:table-row>
        <table:table-row table:style-name="ro1">
          <table:table-cell office:value-type="float" office:value="29064395" calcext:value-type="float">
            <text:p>29064395</text:p>
          </table:table-cell>
          <table:table-cell office:value-type="float" office:value="12367452" calcext:value-type="float">
            <text:p>12367452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9]=1; &quot;q&quot;; &quot;a&quot;); &quot;/&quot;; [.B9]))" office:value-type="string" office:string-value="https://stackoverflow.com/a/12367452" calcext:value-type="string">
            <text:p>https://stackoverflow.com/a/12367452</text:p>
          </table:table-cell>
          <table:table-cell/>
        </table:table-row>
        <table:table-row table:style-name="ro1">
          <table:table-cell office:value-type="float" office:value="35952300" calcext:value-type="float">
            <text:p>35952300</text:p>
          </table:table-cell>
          <table:table-cell office:value-type="float" office:value="14869177" calcext:value-type="float">
            <text:p>1486917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0]=1; &quot;q&quot;; &quot;a&quot;); &quot;/&quot;; [.B10]))" office:value-type="string" office:string-value="https://stackoverflow.com/q/14869177" calcext:value-type="string">
            <text:p>https://stackoverflow.com/q/14869177</text:p>
          </table:table-cell>
          <table:table-cell/>
        </table:table-row>
        <table:table-row table:style-name="ro1">
          <table:table-cell office:value-type="float" office:value="43179318" calcext:value-type="float">
            <text:p>43179318</text:p>
          </table:table-cell>
          <table:table-cell office:value-type="float" office:value="17472422" calcext:value-type="float">
            <text:p>1747242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1]=1; &quot;q&quot;; &quot;a&quot;); &quot;/&quot;; [.B11]))" office:value-type="string" office:string-value="https://stackoverflow.com/q/17472422" calcext:value-type="string">
            <text:p>https://stackoverflow.com/q/17472422</text:p>
          </table:table-cell>
          <table:table-cell/>
        </table:table-row>
        <table:table-row table:style-name="ro1">
          <table:table-cell office:value-type="float" office:value="59783119" calcext:value-type="float">
            <text:p>59783119</text:p>
          </table:table-cell>
          <table:table-cell office:value-type="float" office:value="22246159" calcext:value-type="float">
            <text:p>2224615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2]=1; &quot;q&quot;; &quot;a&quot;); &quot;/&quot;; [.B12]))" office:value-type="string" office:string-value="https://stackoverflow.com/a/22246159" calcext:value-type="string">
            <text:p>https://stackoverflow.com/a/22246159</text:p>
          </table:table-cell>
          <table:table-cell/>
        </table:table-row>
        <table:table-row table:style-name="ro1">
          <table:table-cell office:value-type="float" office:value="67191933" calcext:value-type="float">
            <text:p>67191933</text:p>
          </table:table-cell>
          <table:table-cell office:value-type="float" office:value="24197254" calcext:value-type="float">
            <text:p>24197254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3]=1; &quot;q&quot;; &quot;a&quot;); &quot;/&quot;; [.B13]))" office:value-type="string" office:string-value="https://stackoverflow.com/a/24197254" calcext:value-type="string">
            <text:p>https://stackoverflow.com/a/24197254</text:p>
          </table:table-cell>
          <table:table-cell/>
        </table:table-row>
        <table:table-row table:style-name="ro1">
          <table:table-cell office:value-type="float" office:value="72978836" calcext:value-type="float">
            <text:p>72978836</text:p>
          </table:table-cell>
          <table:table-cell office:value-type="float" office:value="25703059" calcext:value-type="float">
            <text:p>2570305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4]=1; &quot;q&quot;; &quot;a&quot;); &quot;/&quot;; [.B14]))" office:value-type="string" office:string-value="https://stackoverflow.com/a/25703059" calcext:value-type="string">
            <text:p>https://stackoverflow.com/a/25703059</text:p>
          </table:table-cell>
          <table:table-cell/>
        </table:table-row>
        <table:table-row table:style-name="ro1">
          <table:table-cell office:value-type="float" office:value="73839081" calcext:value-type="float">
            <text:p>73839081</text:p>
          </table:table-cell>
          <table:table-cell office:value-type="float" office:value="25929725" calcext:value-type="float">
            <text:p>2592972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5]=1; &quot;q&quot;; &quot;a&quot;); &quot;/&quot;; [.B15]))" office:value-type="string" office:string-value="https://stackoverflow.com/a/25929725" calcext:value-type="string">
            <text:p>https://stackoverflow.com/a/25929725</text:p>
          </table:table-cell>
          <table:table-cell/>
        </table:table-row>
        <table:table-row table:style-name="ro1">
          <table:table-cell office:value-type="float" office:value="80958224" calcext:value-type="float">
            <text:p>80958224</text:p>
          </table:table-cell>
          <table:table-cell office:value-type="float" office:value="27275190" calcext:value-type="float">
            <text:p>2727519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6]=1; &quot;q&quot;; &quot;a&quot;); &quot;/&quot;; [.B16]))" office:value-type="string" office:string-value="https://stackoverflow.com/a/27275190" calcext:value-type="string">
            <text:p>https://stackoverflow.com/a/27275190</text:p>
          </table:table-cell>
          <table:table-cell/>
        </table:table-row>
        <table:table-row table:style-name="ro1">
          <table:table-cell office:value-type="float" office:value="83113490" calcext:value-type="float">
            <text:p>83113490</text:p>
          </table:table-cell>
          <table:table-cell office:value-type="float" office:value="28341388" calcext:value-type="float">
            <text:p>2834138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7]=1; &quot;q&quot;; &quot;a&quot;); &quot;/&quot;; [.B17]))" office:value-type="string" office:string-value="https://stackoverflow.com/q/28341388" calcext:value-type="string">
            <text:p>https://stackoverflow.com/q/28341388</text:p>
          </table:table-cell>
          <table:table-cell/>
        </table:table-row>
        <table:table-row table:style-name="ro1">
          <table:table-cell office:value-type="float" office:value="89334673" calcext:value-type="float">
            <text:p>89334673</text:p>
          </table:table-cell>
          <table:table-cell office:value-type="float" office:value="29950329" calcext:value-type="float">
            <text:p>2995032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8]=1; &quot;q&quot;; &quot;a&quot;); &quot;/&quot;; [.B18]))" office:value-type="string" office:string-value="https://stackoverflow.com/a/29950329" calcext:value-type="string">
            <text:p>https://stackoverflow.com/a/29950329</text:p>
          </table:table-cell>
          <table:table-cell/>
        </table:table-row>
        <table:table-row table:style-name="ro1">
          <table:table-cell office:value-type="float" office:value="91154102" calcext:value-type="float">
            <text:p>91154102</text:p>
          </table:table-cell>
          <table:table-cell office:value-type="float" office:value="30410035" calcext:value-type="float">
            <text:p>3041003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9]=1; &quot;q&quot;; &quot;a&quot;); &quot;/&quot;; [.B19]))" office:value-type="string" office:string-value="https://stackoverflow.com/q/30410035" calcext:value-type="string">
            <text:p>https://stackoverflow.com/q/30410035</text:p>
          </table:table-cell>
          <table:table-cell/>
        </table:table-row>
        <table:table-row table:style-name="ro1">
          <table:table-cell office:value-type="float" office:value="98802934" calcext:value-type="float">
            <text:p>98802934</text:p>
          </table:table-cell>
          <table:table-cell office:value-type="float" office:value="32364632" calcext:value-type="float">
            <text:p>3236463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0]=1; &quot;q&quot;; &quot;a&quot;); &quot;/&quot;; [.B20]))" office:value-type="string" office:string-value="https://stackoverflow.com/q/32364632" calcext:value-type="string">
            <text:p>https://stackoverflow.com/q/32364632</text:p>
          </table:table-cell>
          <table:table-cell/>
        </table:table-row>
        <table:table-row table:style-name="ro1">
          <table:table-cell office:value-type="float" office:value="115157318" calcext:value-type="float">
            <text:p>115157318</text:p>
          </table:table-cell>
          <table:table-cell office:value-type="float" office:value="36485824" calcext:value-type="float">
            <text:p>36485824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1]=1; &quot;q&quot;; &quot;a&quot;); &quot;/&quot;; [.B21]))" office:value-type="string" office:string-value="https://stackoverflow.com/q/36485824" calcext:value-type="string">
            <text:p>https://stackoverflow.com/q/36485824</text:p>
          </table:table-cell>
          <table:table-cell/>
        </table:table-row>
        <table:table-row table:style-name="ro1">
          <table:table-cell office:value-type="float" office:value="123342715" calcext:value-type="float">
            <text:p>123342715</text:p>
          </table:table-cell>
          <table:table-cell office:value-type="float" office:value="38552181" calcext:value-type="float">
            <text:p>3855218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2]=1; &quot;q&quot;; &quot;a&quot;); &quot;/&quot;; [.B22]))" office:value-type="string" office:string-value="https://stackoverflow.com/q/38552181" calcext:value-type="string">
            <text:p>https://stackoverflow.com/q/38552181</text:p>
          </table:table-cell>
          <table:table-cell/>
        </table:table-row>
        <table:table-row table:style-name="ro1">
          <table:table-cell office:value-type="float" office:value="123694449" calcext:value-type="float">
            <text:p>123694449</text:p>
          </table:table-cell>
          <table:table-cell office:value-type="float" office:value="38642858" calcext:value-type="float">
            <text:p>3864285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3]=1; &quot;q&quot;; &quot;a&quot;); &quot;/&quot;; [.B23]))" office:value-type="string" office:string-value="https://stackoverflow.com/q/38642858" calcext:value-type="string">
            <text:p>https://stackoverflow.com/q/38642858</text:p>
          </table:table-cell>
          <table:table-cell/>
        </table:table-row>
        <table:table-row table:style-name="ro1">
          <table:table-cell office:value-type="float" office:value="127212598" calcext:value-type="float">
            <text:p>127212598</text:p>
          </table:table-cell>
          <table:table-cell office:value-type="float" office:value="39526057" calcext:value-type="float">
            <text:p>3952605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4]=1; &quot;q&quot;; &quot;a&quot;); &quot;/&quot;; [.B24]))" office:value-type="string" office:string-value="https://stackoverflow.com/q/39526057" calcext:value-type="string">
            <text:p>https://stackoverflow.com/q/39526057</text:p>
          </table:table-cell>
          <table:table-cell/>
        </table:table-row>
        <table:table-row table:style-name="ro1">
          <table:table-cell office:value-type="float" office:value="151928579" calcext:value-type="float">
            <text:p>151928579</text:p>
          </table:table-cell>
          <table:table-cell office:value-type="float" office:value="45185074" calcext:value-type="float">
            <text:p>45185074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5]=1; &quot;q&quot;; &quot;a&quot;); &quot;/&quot;; [.B25]))" office:value-type="string" office:string-value="https://stackoverflow.com/q/45185074" calcext:value-type="string">
            <text:p>https://stackoverflow.com/q/45185074</text:p>
          </table:table-cell>
          <table:table-cell/>
        </table:table-row>
        <table:table-row table:style-name="ro1">
          <table:table-cell office:value-type="float" office:value="153503854" calcext:value-type="float">
            <text:p>153503854</text:p>
          </table:table-cell>
          <table:table-cell office:value-type="float" office:value="45573916" calcext:value-type="float">
            <text:p>4557391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6]=1; &quot;q&quot;; &quot;a&quot;); &quot;/&quot;; [.B26]))" office:value-type="string" office:string-value="https://stackoverflow.com/q/45573916" calcext:value-type="string">
            <text:p>https://stackoverflow.com/q/455739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0:29:53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0:29:57.252000000</dc:date>
    <meta:editing-duration>PT55S</meta:editing-duration>
    <meta:editing-cycles>4</meta:editing-cycles>
    <meta:generator>LibreOffice/5.4.5.1$Windows_X86_64 LibreOffice_project/79c9829dd5d8054ec39a82dc51cd9eff340dbee8</meta:generator>
    <meta:document-statistic meta:table-count="1" meta:cell-count="105" meta:object-count="0"/>
  </office:meta>
</office:document-meta>
</file>